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7000026A800000F9C0D474EA10158277A.svm" manifest:media-type="image/x-svm"/>
  <manifest:file-entry manifest:full-path="Pictures/1000020000000176000000978D56289F13F5B42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line-height="150%" fo:text-align="end" style:justify-single-word="false"/>
      <style:text-properties fo:color="#000000" style:text-outline="false" style:font-name="Times New Roman" fo:font-size="11pt" fo:font-style="italic" fo:text-shadow="1pt 1pt" fo:font-weight="bold" style:font-size-asian="11pt" style:font-style-asian="italic" style:font-weight-asian="bold" style:font-size-complex="11pt" style:font-style-complex="italic" style:font-weight-complex="bold"/>
    </style:style>
    <style:style style:name="P2" style:family="paragraph" style:parent-style-name="Footer">
      <style:paragraph-properties fo:margin-left="5.08cm" fo:margin-right="0cm" fo:text-align="center" style:justify-single-word="false" fo:text-indent="0cm" style:auto-text-indent="false"/>
      <style:text-properties fo:font-style="italic" fo:font-weight="bold" officeooo:rsid="000bdffd" officeooo:paragraph-rsid="004fd1b8" style:font-style-asian="italic" style:font-weight-asian="bold" style:font-style-complex="italic" style:font-weight-complex="bold"/>
    </style:style>
    <style:style style:name="P3" style:family="paragraph" style:parent-style-name="Footer">
      <style:paragraph-properties fo:margin-left="0cm" fo:margin-right="0cm" fo:text-align="center" style:justify-single-word="false" fo:text-indent="0cm" style:auto-text-indent="false"/>
      <style:text-properties fo:font-style="italic" fo:font-weight="bold" officeooo:rsid="000bdffd" officeooo:paragraph-rsid="004fd1b8" style:font-style-asian="italic" style:font-weight-asian="bold" style:font-style-complex="italic" style:font-weight-complex="bold"/>
    </style:style>
    <style:style style:name="P4" style:family="paragraph" style:parent-style-name="Footer">
      <style:paragraph-properties fo:margin-left="1.27cm" fo:margin-right="0cm" fo:text-align="center" style:justify-single-word="false" fo:text-indent="0cm" style:auto-text-indent="false"/>
      <style:text-properties fo:font-style="italic" fo:font-weight="bold" officeooo:rsid="000bdffd" officeooo:paragraph-rsid="004fd1b8" style:font-style-asian="italic" style:font-weight-asian="bold" style:font-style-complex="italic" style:font-weight-complex="bold"/>
    </style:style>
    <style:style style:name="P5" style:family="paragraph" style:parent-style-name="Footer">
      <style:paragraph-properties fo:margin-left="1.27cm" fo:margin-right="0cm" fo:text-align="center" style:justify-single-word="false" fo:text-indent="0cm" style:auto-text-indent="false"/>
      <style:text-properties fo:font-style="italic" fo:font-weight="bold" officeooo:rsid="004fd1b8" officeooo:paragraph-rsid="004fd1b8"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officeooo:paragraph-rsid="004aa45d"/>
    </style:style>
    <style:style style:name="P7" style:family="paragraph" style:parent-style-name="Standard">
      <style:paragraph-properties fo:line-height="200%" fo:text-align="justify" style:justify-single-word="false"/>
      <style:text-properties style:font-name="Linux Libertine Display G"/>
    </style:style>
    <style:style style:name="P8" style:family="paragraph" style:parent-style-name="Standard">
      <style:paragraph-properties fo:line-height="200%" fo:text-align="justify" style:justify-single-word="false"/>
      <style:text-properties style:font-name="Linux Libertine Display G" officeooo:paragraph-rsid="00509f06"/>
    </style:style>
    <style:style style:name="P9" style:family="paragraph" style:parent-style-name="Standard">
      <style:paragraph-properties fo:line-height="200%" fo:text-align="justify" style:justify-single-word="false"/>
      <style:text-properties style:font-name="Linux Libertine Display G" officeooo:paragraph-rsid="0051e9e1"/>
    </style:style>
    <style:style style:name="P10" style:family="paragraph" style:parent-style-name="Standard">
      <style:paragraph-properties fo:line-height="200%" fo:text-align="justify" style:justify-single-word="false"/>
      <style:text-properties style:font-name="Linux Libertine Display G" officeooo:rsid="00509f06" officeooo:paragraph-rsid="00509f06"/>
    </style:style>
    <style:style style:name="P11" style:family="paragraph" style:parent-style-name="Standard">
      <style:paragraph-properties fo:line-height="200%" fo:text-align="justify" style:justify-single-word="false"/>
      <style:text-properties style:font-name="Linux Libertine Display G" officeooo:rsid="0051e9e1" officeooo:paragraph-rsid="005570e3"/>
    </style:style>
    <style:style style:name="P12" style:family="paragraph" style:parent-style-name="Standard">
      <style:paragraph-properties fo:line-height="200%" fo:text-align="justify" style:justify-single-word="false"/>
      <style:text-properties style:font-name="Linux Libertine Display G" officeooo:rsid="0052327b" officeooo:paragraph-rsid="0052327b"/>
    </style:style>
    <style:style style:name="P13" style:family="paragraph" style:parent-style-name="Standard">
      <style:paragraph-properties fo:line-height="200%" fo:text-align="center" style:justify-single-word="false"/>
      <style:text-properties fo:color="#161aa3" style:font-name="Linux Libertine Display G" fo:font-size="12pt" fo:language="it" fo:country="none" fo:font-style="normal" style:text-underline-style="none" fo:font-weight="bold" fo:background-color="#ffffff" style:font-size-asian="12pt" style:font-style-asian="normal" style:font-weight-asian="bold"/>
    </style:style>
    <style:style style:name="P14" style:family="paragraph" style:parent-style-name="Standard">
      <style:paragraph-properties fo:line-height="200%" fo:text-align="justify" style:justify-single-word="false"/>
      <style:text-properties fo:color="#161aa3" style:font-name="Linux Libertine Display G" fo:font-size="12pt" fo:language="it" fo:country="none" fo:font-style="normal" style:text-underline-style="none" fo:font-weight="bold" fo:background-color="#ffffff" style:font-size-asian="12pt" style:font-style-asian="normal" style:font-weight-asian="bold"/>
    </style:style>
    <style:style style:name="P15" style:family="paragraph" style:parent-style-name="Standard">
      <style:paragraph-properties fo:line-height="200%" fo:text-align="justify" style:justify-single-word="false"/>
      <style:text-properties fo:color="#161aa3" style:font-name="Linux Libertine Display G" fo:font-size="12pt" fo:language="it" fo:country="none" fo:font-style="normal" style:text-underline-style="none" fo:font-weight="normal" fo:background-color="#ffffff" style:font-size-asian="12pt" style:font-style-asian="normal" style:font-weight-asian="normal"/>
    </style:style>
    <style:style style:name="P16" style:family="paragraph" style:parent-style-name="Standard">
      <style:paragraph-properties fo:line-height="200%" fo:text-align="justify" style:justify-single-word="false"/>
      <style:text-properties fo:color="#161aa3" style:font-name="Linux Libertine Display G" fo:font-size="12pt" fo:language="it" fo:country="none" fo:font-style="normal" style:text-underline-style="none" fo:font-weight="normal" officeooo:rsid="0051e9e1" fo:background-color="#ffffff" style:font-size-asian="12pt" style:font-style-asian="normal" style:font-weight-asian="normal"/>
    </style:style>
    <style:style style:name="P17" style:family="paragraph" style:parent-style-name="Standard">
      <style:paragraph-properties fo:line-height="200%" fo:text-align="justify" style:justify-single-word="false"/>
      <style:text-properties fo:color="#161aa3" style:font-name="Linux Libertine Display G" fo:font-size="12pt" fo:language="it" fo:country="none" fo:font-style="normal" style:text-underline-style="none" fo:font-weight="normal" officeooo:rsid="0051e9e1" officeooo:paragraph-rsid="0051e9e1" fo:background-color="#ffffff" style:font-size-asian="12pt" style:font-style-asian="normal" style:font-weight-asian="normal"/>
    </style:style>
    <style:style style:name="P18" style:family="paragraph" style:parent-style-name="Standard">
      <style:paragraph-properties fo:line-height="200%" fo:text-align="justify" style:justify-single-word="false"/>
      <style:text-properties fo:color="#161aa3" style:font-name="Linux Libertine Display G" fo:font-size="12pt" fo:language="it" fo:country="none" fo:font-style="normal" style:text-underline-style="none" fo:font-weight="normal" officeooo:rsid="00509f06" officeooo:paragraph-rsid="00509f06" fo:background-color="#ffffff" style:font-size-asian="12pt" style:font-style-asian="normal" style:font-weight-asian="normal"/>
    </style:style>
    <style:style style:name="P19" style:family="paragraph" style:parent-style-name="Standard">
      <style:paragraph-properties fo:line-height="200%" fo:text-align="justify" style:justify-single-word="false"/>
      <style:text-properties fo:color="#161aa3" style:font-name="Linux Libertine Display G" fo:font-size="12pt" fo:language="it" fo:country="none" fo:font-style="normal" style:text-underline-style="none" fo:font-weight="normal" officeooo:rsid="0052327b" officeooo:paragraph-rsid="0052327b" fo:background-color="#ffffff" style:font-size-asian="12pt" style:font-style-asian="normal" style:font-weight-asian="normal"/>
    </style:style>
    <style:style style:name="P20" style:family="paragraph" style:parent-style-name="Standard">
      <style:paragraph-properties fo:margin-top="0cm" fo:margin-bottom="0.353cm" loext:contextual-spacing="false" fo:line-height="200%" fo:text-align="justify" style:justify-single-word="false"/>
      <style:text-properties style:font-name="Linux Libertine Display G"/>
    </style:style>
    <style:style style:name="P21" style:family="paragraph" style:parent-style-name="Standard">
      <style:paragraph-properties fo:margin-top="0cm" fo:margin-bottom="0.353cm" loext:contextual-spacing="false" fo:line-height="200%" fo:text-align="justify" style:justify-single-word="false"/>
      <style:text-properties style:font-name="Linux Libertine Display G" officeooo:paragraph-rsid="0052327b"/>
    </style:style>
    <style:style style:name="P22" style:family="paragraph" style:parent-style-name="Standard">
      <style:paragraph-properties fo:margin-top="0cm" fo:margin-bottom="0.353cm" loext:contextual-spacing="false" fo:line-height="200%" fo:text-align="center" style:justify-single-word="false"/>
      <style:text-properties fo:color="#161aa3" style:font-name="Linux Libertine Display G" fo:font-size="12pt" fo:language="it" fo:country="none" style:text-underline-style="solid" style:text-underline-width="auto" style:text-underline-color="font-color" fo:font-weight="bold" fo:background-color="#ffffff" style:font-size-asian="12pt" style:font-weight-asian="bold"/>
    </style:style>
    <style:style style:name="P23" style:family="paragraph" style:parent-style-name="Standard">
      <style:paragraph-properties fo:margin-top="0cm" fo:margin-bottom="0.353cm" loext:contextual-spacing="false" fo:line-height="200%" fo:text-align="center" style:justify-single-word="false"/>
      <style:text-properties fo:color="#161aa3" style:font-name="Linux Libertine Display G" fo:font-size="12pt" fo:language="it" fo:country="none" fo:font-style="normal" style:text-underline-style="solid" style:text-underline-width="auto" style:text-underline-color="font-color" fo:font-weight="bold" fo:background-color="#ffffff" style:font-size-asian="12pt" style:font-style-asian="normal" style:font-weight-asian="bold"/>
    </style:style>
    <style:style style:name="P24" style:family="paragraph" style:parent-style-name="Standard">
      <style:paragraph-properties fo:margin-top="0cm" fo:margin-bottom="0.353cm" loext:contextual-spacing="false" fo:line-height="200%" fo:text-align="justify" style:justify-single-word="false"/>
      <style:text-properties fo:color="#161aa3" style:font-name="Linux Libertine Display G" fo:font-size="12pt" fo:language="it" fo:country="none" fo:font-style="normal" style:text-underline-style="none" fo:font-weight="normal" fo:background-color="#ffffff" style:font-size-asian="12pt" style:font-style-asian="normal" style:font-weight-asian="normal"/>
    </style:style>
    <style:style style:name="P25" style:family="paragraph" style:parent-style-name="Standard">
      <style:paragraph-properties fo:margin-top="0cm" fo:margin-bottom="0.353cm" loext:contextual-spacing="false" fo:line-height="200%" fo:text-align="justify" style:justify-single-word="false"/>
      <style:text-properties fo:color="#161aa3" style:font-name="Linux Libertine Display G" fo:font-size="12pt" fo:language="it" fo:country="none" fo:font-style="normal" style:text-underline-style="none" fo:font-weight="normal" officeooo:paragraph-rsid="0052327b" fo:background-color="#ffffff" style:font-size-asian="12pt" style:font-style-asian="normal" style:font-weight-asian="normal"/>
    </style:style>
    <style:style style:name="P26" style:family="paragraph" style:parent-style-name="Standard">
      <style:paragraph-properties fo:margin-top="0cm" fo:margin-bottom="0.353cm" loext:contextual-spacing="false" fo:line-height="200%" fo:text-align="center" style:justify-single-word="false"/>
      <style:text-properties fo:color="#161aa3" style:font-name="Linux Libertine Display G" fo:font-size="12pt" fo:language="it" fo:country="none" fo:font-style="normal" style:text-underline-style="none" fo:font-weight="bold" fo:background-color="#ffffff" style:font-size-asian="12pt" style:font-style-asian="normal" style:font-weight-asian="bold"/>
    </style:style>
    <style:style style:name="P27" style:family="paragraph" style:parent-style-name="Footer" style:list-style-name="L1">
      <style:paragraph-properties fo:text-align="center" style:justify-single-word="false"/>
      <style:text-properties fo:font-style="italic" fo:font-weight="bold" officeooo:rsid="004fd1b8" officeooo:paragraph-rsid="004fd1b8" style:font-style-asian="italic" style:font-weight-asian="bold" style:font-style-complex="italic" style:font-weight-complex="bold"/>
    </style:style>
    <style:style style:name="P28" style:family="paragraph" style:parent-style-name="Header" style:master-page-name="First_20_Page">
      <style:paragraph-properties fo:text-align="justify" style:justify-single-word="false" style:page-number="auto"/>
      <style:text-properties officeooo:paragraph-rsid="004aa45d"/>
    </style:style>
    <style:style style:name="T1" style:family="text">
      <style:text-properties officeooo:rsid="003aa58c"/>
    </style:style>
    <style:style style:name="T2" style:family="text">
      <style:text-properties officeooo:rsid="004fd1b8"/>
    </style:style>
    <style:style style:name="T3" style:family="text">
      <style:text-properties fo:color="#161aa3" style:font-name="Linux Libertine Display G" fo:font-size="12pt" fo:language="it" fo:country="none" fo:font-weight="bold" officeooo:rsid="004eda36" fo:background-color="#ffffff" loext:char-shading-value="0" style:font-size-asian="12pt" style:font-weight-asian="bold" style:font-weight-complex="bold"/>
    </style:style>
    <style:style style:name="T4" style:family="text">
      <style:text-properties fo:color="#161aa3" fo:font-size="12pt" fo:language="it" fo:country="none" style:text-underline-style="none" fo:font-weight="bold" fo:background-color="#ffffff" loext:char-shading-value="0" style:font-size-asian="12pt" style:font-weight-asian="bold"/>
    </style:style>
    <style:style style:name="T5" style:family="text">
      <style:text-properties fo:color="#161aa3" fo:font-size="12pt" fo:language="it" fo:country="none" style:text-underline-style="none" fo:font-weight="bold" officeooo:rsid="0053cfa2" fo:background-color="#ffffff" loext:char-shading-value="0" style:font-size-asian="12pt" style:font-weight-asian="bold"/>
    </style:style>
    <style:style style:name="T6" style:family="text">
      <style:text-properties fo:color="#161aa3" fo:font-size="12pt" fo:language="it" fo:country="none" style:text-underline-style="none" fo:font-weight="normal" fo:background-color="#ffffff" loext:char-shading-value="0" style:font-size-asian="12pt" style:font-weight-asian="normal"/>
    </style:style>
    <style:style style:name="T7" style:family="text">
      <style:text-properties fo:color="#161aa3" fo:font-size="12pt" fo:language="it" fo:country="none" fo:font-style="italic" style:text-underline-style="none" fo:font-weight="normal" fo:background-color="#ffffff" loext:char-shading-value="0" style:font-size-asian="12pt" style:font-style-asian="italic" style:font-weight-asian="normal"/>
    </style:style>
    <style:style style:name="T8" style:family="text">
      <style:text-properties fo:color="#161aa3" fo:font-size="12pt" fo:language="it" fo:country="none" fo:font-style="italic" style:text-underline-style="none" fo:font-weight="bold" fo:background-color="#ffffff" loext:char-shading-value="0" style:font-size-asian="12pt" style:font-style-asian="italic" style:font-weight-asian="bold"/>
    </style:style>
    <style:style style:name="T9" style:family="text">
      <style:text-properties fo:color="#161aa3" fo:font-size="12pt" fo:language="it" fo:country="none" fo:font-style="normal" style:text-underline-style="none" fo:font-weight="normal" fo:background-color="#ffffff" loext:char-shading-value="0" style:font-size-asian="12pt" style:font-style-asian="normal" style:font-weight-asian="normal"/>
    </style:style>
    <style:style style:name="T10" style:family="text">
      <style:text-properties fo:color="#161aa3" fo:font-size="12pt" fo:language="it" fo:country="none" fo:font-style="normal" style:text-underline-style="none" fo:font-weight="normal" officeooo:rsid="004fd1b8" fo:background-color="#ffffff" loext:char-shading-value="0" style:font-size-asian="12pt" style:font-style-asian="normal" style:font-weight-asian="normal"/>
    </style:style>
    <style:style style:name="T11" style:family="text">
      <style:text-properties fo:color="#161aa3" fo:font-size="12pt" fo:language="it" fo:country="none" fo:font-style="normal" style:text-underline-style="none" fo:font-weight="normal" officeooo:rsid="00509f06" fo:background-color="#ffffff" loext:char-shading-value="0" style:font-size-asian="12pt" style:font-style-asian="normal" style:font-weight-asian="normal"/>
    </style:style>
    <style:style style:name="T12" style:family="text">
      <style:text-properties fo:color="#161aa3" fo:font-size="12pt" fo:language="it" fo:country="none" fo:font-style="normal" style:text-underline-style="none" fo:font-weight="normal" officeooo:rsid="0051e9e1" fo:background-color="#ffffff" loext:char-shading-value="0" style:font-size-asian="12pt" style:font-style-asian="normal" style:font-weight-asian="normal"/>
    </style:style>
    <style:style style:name="T13" style:family="text">
      <style:text-properties fo:color="#161aa3" fo:font-size="12pt" fo:language="it" fo:country="none" fo:font-style="normal" style:text-underline-style="none" fo:font-weight="normal" officeooo:rsid="0052327b" fo:background-color="#ffffff" loext:char-shading-value="0" style:font-size-asian="12pt" style:font-style-asian="normal" style:font-weight-asian="normal"/>
    </style:style>
    <style:style style:name="T14" style:family="text">
      <style:text-properties fo:color="#161aa3" fo:font-size="12pt" fo:language="it" fo:country="none" fo:font-style="normal" style:text-underline-style="none" fo:font-weight="normal" officeooo:rsid="005570e3" fo:background-color="#ffffff" loext:char-shading-value="0" style:font-size-asian="12pt" style:font-style-asian="normal" style:font-weight-asian="normal"/>
    </style:style>
    <style:style style:name="T15" style:family="text">
      <style:text-properties fo:color="#161aa3" fo:font-size="12pt" fo:language="it" fo:country="none" fo:font-style="normal" style:text-underline-style="none" fo:font-weight="bold" fo:background-color="#ffffff" loext:char-shading-value="0" style:font-size-asian="12pt" style:font-style-asian="normal" style:font-weight-asian="bold"/>
    </style:style>
    <style:style style:name="T16" style:family="text">
      <style:text-properties fo:color="#161aa3" fo:font-size="12pt" fo:language="it" fo:country="none" fo:font-style="normal" style:text-underline-style="none" fo:font-weight="bold" officeooo:rsid="0051e9e1" fo:background-color="#ffffff" loext:char-shading-value="0" style:font-size-asian="12pt" style:font-style-asian="normal" style:font-weight-asian="bold"/>
    </style:style>
    <style:style style:name="T17" style:family="text">
      <style:text-properties fo:color="#161aa3" fo:font-size="12pt" fo:language="it" fo:country="none" fo:font-style="normal" style:text-underline-style="none" fo:font-weight="bold" officeooo:rsid="0052327b" fo:background-color="#ffffff" loext:char-shading-value="0" style:font-size-asian="12pt" style:font-style-asian="normal" style:font-weight-asian="bold"/>
    </style:style>
    <style:style style:name="T18" style:family="text">
      <style:text-properties fo:color="#161aa3" fo:font-size="12pt" fo:language="it" fo:country="none" fo:font-style="normal" style:text-underline-style="solid" style:text-underline-width="auto" style:text-underline-color="font-color" fo:font-weight="normal" fo:background-color="#ffffff" loext:char-shading-value="0" style:font-size-asian="12pt" style:font-style-asian="normal" style:font-weight-asian="normal"/>
    </style:style>
    <style:style style:name="T19" style:family="text">
      <style:text-properties fo:color="#161aa3" fo:font-size="12pt" fo:language="it" fo:country="none" fo:font-style="normal" style:text-underline-style="solid" style:text-underline-width="auto" style:text-underline-color="font-color" fo:font-weight="bold" fo:background-color="#ffffff" loext:char-shading-value="0" style:font-size-asian="12pt" style:font-style-asian="normal" style:font-weight-asian="bold"/>
    </style:style>
    <style:style style:name="T20" style:family="text">
      <style:text-properties fo:color="#161aa3" fo:font-size="12pt" fo:language="it" fo:country="none" fo:font-style="normal" style:text-underline-style="solid" style:text-underline-width="auto" style:text-underline-color="font-color" fo:font-weight="bold" officeooo:rsid="00509f06" fo:background-color="#ffffff" loext:char-shading-value="0" style:font-size-asian="12pt" style:font-style-asian="normal" style:font-weight-asian="bold"/>
    </style:style>
    <style:style style:name="T21" style:family="text">
      <style:text-properties style:font-name="Linux Libertine Display G" fo:font-weight="bold" officeooo:rsid="004eda36" style:font-weight-asian="bold" style:font-weight-complex="bold"/>
    </style:style>
    <style:style style:name="T22" style:family="text">
      <style:text-properties officeooo:rsid="005791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ab/><text:span text:style-name="T21"> </text:span><text:span text:style-name="T3">TRIBUNALE DI PIACENZA</text:span></text:p>
      <text:p text:style-name="P22">RICORSO PER DECRETO INGIUNTIVO</text:p>
      <text:p text:style-name="P7"><text:span text:style-name="T5">per </text:span><text:span text:style-name="T4">ALFACND S.R.L</text:span><text:span text:style-name="T6">, (P.I. 01607030333) in persona del legale rappresentante p.t., Luigi Lucchini, (LCCLGU49L11L815R), nato a Vetto (RE) l'11.07.1949, con sede legale in Caorso (PC), via Mandello n. 72 rappresentata e difesa, giusta procura allegata mediante strumenti informatici e apposta in calce al presente ricorso ai sensi dell'art. 83 comma 3 c.p.c.., dall’Avv. Giovanna Turchio del Foro di Piacenza (C.F. TRCGNN77P63G792W), presso il cui studio in Piacenza, via Genocchi 16, elegge domicilio, con indicazione, ai sensi e per gli effetti degli artt. 133, 134, 170 e 176 c.p.c., nonché a norma dell’art. 13, comma 3-</text:span><text:span text:style-name="T7">bis</text:span><text:span text:style-name="T9">, D.P.R. n. 115/2002, del numero di fax 0523-1991294 e l’indirizzo pec </text:span><text:span text:style-name="T18">turchio.giovanna@ordineavvocatipc.it</text:span><text:span text:style-name="T9"> quali recapiti ove effettuare le </text:span><text:span text:style-name="T15">comunicazioni e/o le notifiche</text:span></text:p>
      <text:p text:style-name="P13">contro</text:p>
      <text:p text:style-name="P14">S.R.M. CARPENTERIA INOX S.R.L., (P.I./ C.F. 07631480964), corrente in Milano, Largo Promessi Sposi n. 2, <text:s/>in persona del legale rappresentante p.t., sig. Pennelli Giuseppe, <text:s/>(C.F. PNNGPP63S12F205P), nato il 12.11.1963 a Milano ed ivi residernte in Via Grassi Giovanni Battista n. 89 ,</text:p>
      <text:p text:style-name="P13">Premesso che</text:p>
      <text:p text:style-name="P7"><text:span text:style-name="T9">1) Alfacnd S.r.l. è creditrice nei confronti di SRM Carpenteria Inox S.r.l., </text:span><text:span text:style-name="T15">(P.I./ C.F. 07631480964), corrente in Milano, Largo Promessi Sposi n. 2, <text:s/></text:span><text:span text:style-name="T9"><text:s text:c="2"/>della somma di </text:span><text:span text:style-name="T15">€</text:span><text:span text:style-name="T9"> </text:span><text:span text:style-name="T15">5.300,00 </text:span><text:span text:style-name="T9">per controlli UT - Mt- rx su serbatoi in forza della fattura </text:span><text:span text:style-name="T15">n. 120 del 30.09.2016</text:span><text:span text:style-name="T9">, nonchè della somma di </text:span><text:span text:style-name="T15">€ 1.244,00 per </text:span><text:soft-page-break/><text:span text:style-name="T15">radiografie e report su filtro 102A</text:span><text:span text:style-name="T9"> in forza della fattura n. </text:span><text:span text:style-name="T15">154 </text:span><text:span text:style-name="T9">del </text:span><text:span text:style-name="T15">29.12.2016, </text:span><text:span text:style-name="T9"><text:s/>oltre ad interessi legali moratori e commerciali di cui al d.lgs. 231/04 dalla data </text:span><text:span text:style-name="T10">di scadenza </text:span><text:span text:style-name="T9">delle </text:span><text:span text:style-name="T10">singole </text:span><text:span text:style-name="T9">fatture sino al soddisfo (Doc. 1-</text:span><text:span text:style-name="T14">7</text:span><text:span text:style-name="T9">) ;</text:span></text:p>
      <text:p text:style-name="P7"><text:span text:style-name="T9">2) Nonostante i ripetuti solleciti di pagamento, la debitrice è rimasta totalmente inadempiente; <text:s text:c="3"/>(doc.</text:span><text:span text:style-name="T14">8</text:span><text:span text:style-name="T9">).</text:span></text:p>
      <text:p text:style-name="P15">3) SRM Carpenteria Inox S.r.l., in persona del legale rappresentante p.t., risulta pertanto debitrice nei confronti di Alfacnd S.r.l. della somma di € 6.544,00, oltre interessi moratori dalle singole scadenze sino al saldo effettivo, oltre al liquidando compenso del presente procedimento monitorio, Iva, Cpa, spese generali e successive occorrende.</text:p>
      <text:p text:style-name="P9"><text:span text:style-name="T9">4) </text:span><text:span text:style-name="T12">il </text:span><text:span text:style-name="T9">credito </text:span><text:span text:style-name="T12">di cui in narrativa è</text:span><text:span text:style-name="T9"> liquido, certo ed esigibile, fondato su prova scritta </text:span><text:span text:style-name="T12">e</text:span><text:span text:style-name="T9"> sussistono </text:span><text:span text:style-name="T12">i presupposti </text:span><text:span text:style-name="T9">per l’em</text:span><text:span text:style-name="T12">issione</text:span><text:span text:style-name="T9"> del </text:span><text:span text:style-name="T12">richiedendo </text:span><text:span text:style-name="T9"><text:s/>provvedimento monitorio in favore di Alfacnd S.r.l..</text:span></text:p>
      <text:p text:style-name="P9"><text:span text:style-name="T12">5) <text:s/></text:span><text:span text:style-name="T9">Stante il riconoscimento parziale del debito effettuato da SRM Carpenteria Inox S.r.l., con <text:s/>la lettera del </text:span><text:span text:style-name="T15">03.07.2017, in ordine alla fattura n. 120/2016 di € 5.300,00 col quale la società riconosceva il debito </text:span><text:span text:style-name="T17">ordinando</text:span><text:span text:style-name="T15"> <text:s/></text:span><text:span text:style-name="T17">un </text:span><text:span text:style-name="T15">bonifico</text:span><text:span text:style-name="T16"> </text:span><text:span text:style-name="T15">MAI <text:s text:c="2"/>PERVENUTO ALLA CREDITRICE</text:span><text:span text:style-name="T9">(Cfr. Doc. </text:span><text:span text:style-name="T14">9</text:span><text:span text:style-name="T9">), <text:s/>nonché visto l'ammontare del credito ed il pericolo che un ulteriore ritardo nel pagamento possa comportare un grave pregiudizio per parte creditrice, anche in considerazione dell'omesso deposito dei bilanci da parte della società debitrice dal 2013, ricorrono le condizioni affinché il presente decreto sia munito di provvisoria esecutività a norma dell’art. 642, secondo comma, c.p.c.; </text:span></text:p>
      <text:p text:style-name="P16"/>
      <text:p text:style-name="P20"><text:span text:style-name="T9">Tutto ciò premesso, Alfacnd S.r.l. </text:span><text:span text:style-name="T7">ut </text:span><text:span text:style-name="T9">sopra rappresentata e difesa,</text:span></text:p>
      <text:p text:style-name="P23">RICORRE</text:p>
      <text:p text:style-name="P24">alla S.V. Ill.ma, competente per legge, affinchè, visti gli artt. 633, 641 e 642 c.p.c. e ss. c.p.c.,nonchè l'art. 20 c.p.c. e 1182, co. 3 c.c. voglia</text:p>
      <text:p text:style-name="P26">L'Ill.mo Tribunale adito</text:p>
      <text:p text:style-name="P23"><text:soft-page-break/>INGIUNGERE</text:p>
      <text:p text:style-name="P7"><text:span text:style-name="T15">a </text:span><text:span text:style-name="T19">S.R.M. CARPENTERIA INOX S.R.L., </text:span><text:span text:style-name="T15">(P.I./ C.F. 07631480964), corrente in Milano, Largo Promessi Sposi n. 2, con sede di produzione a Moscazzano (CR) Località Vignola 10, in persona del legale rappresentante p.t., sig. Pennelli Giuseppe, <text:s/>(C.F. PNNGPP63S12F205P), nato il 12.11.1963 a Milano ed ivi residernte in Via Grassi Giovanni Battista n. 89 ,</text:span></text:p>
      <text:p text:style-name="P23">DI PAGARE</text:p>
      <text:p text:style-name="P7"><text:span text:style-name="T9">immediatamente e senza dilazione alcuna <text:s/>ad <text:s/>Alfacnd S.r.l., in persona del legale rappresentante p.t., la somma di </text:span><text:span text:style-name="T15">€ </text:span><text:span text:style-name="T9">6.544,00, oltre interessi moratori calcolati ai sensi del D. Lgs. 231/2002 dal giorno successivo alla scadenza delle due fatture in premessa fino a saldo, oltre alla rifusione delle spese legali e compenso della presente procedura, Iva, Cpa, spese generali 15% <text:s/>e successive occorrende, come da nota spese allegata (doc.</text:span><text:span text:style-name="T14">10</text:span><text:span text:style-name="T9">), autorizzando, in difetto, la provvisoria esecutorietà del decreto ingiuntivo, avvertendo il debitore ingiunto che, ai soli fini dell’opposizione ex art. 645 c.p.c., il termine è di 40 gg. dalla notifica del decreto.</text:span></text:p>
      <text:p text:style-name="P15">Si allega procura e si producono in copia i seguenti documenti:</text:p>
      <text:p text:style-name="P8"><text:span text:style-name="T9">1)</text:span><text:span text:style-name="T11">visura camerale <text:s/></text:span><text:span text:style-name="T20">S.R.M. CARPENTERIA INOX S.R.L;</text:span></text:p>
      <text:p text:style-name="P7"><text:span text:style-name="T9">2) </text:span><text:span text:style-name="T11">fattura ALFACND srl <text:s/>n. 120 del 30.09.2016;</text:span></text:p>
      <text:p text:style-name="P18">3)rapporto di lavorazione del 26/09/2016;</text:p>
      <text:p text:style-name="P18">4) fattura ALFACND srl <text:s/>n. 1<text:span text:style-name="T22">54</text:span> del <text:span text:style-name="T22">29.12.2016</text:span>;</text:p>
      <text:p text:style-name="P10"><text:span text:style-name="T9">5) DDT <text:s/></text:span><text:span text:style-name="T12">SRM Carpenteria Inox S.r.l. n. 106/2016;</text:span></text:p>
      <text:p text:style-name="P17">6) estratto autentico libro Iva;</text:p>
      <text:p text:style-name="P11"><text:span text:style-name="T9">7)</text:span><text:span text:style-name="T14">dichiarazione d’intenti da SRM a Alfacnd</text:span></text:p>
      <text:p text:style-name="P11"><text:span text:style-name="T13">8) </text:span><text:span text:style-name="T9">diffide a SRM Carpenteria Inox S.r.l.</text:span></text:p>
      <text:p text:style-name="P12"><text:span text:style-name="T9">9) comunicazione di </text:span><text:span text:style-name="T12">SRM Carpenteria Inox S.r.l. </text:span><text:span text:style-name="T9">a Banca di Piacenza;</text:span></text:p>
      <text:p text:style-name="P19">10) <text:s/>nota spese;</text:p>
      <text:p text:style-name="P12"><text:span text:style-name="T14">11)</text:span><text:span text:style-name="T9"> scansione contributo unificato </text:span><text:span text:style-name="T14">e marca da bollo.</text:span></text:p>
      <text:p text:style-name="P21"><text:soft-page-break/><text:span text:style-name="T13">Ai fini del contributo unificato ai sensi del DPR 115/2002, i</text:span><text:span text:style-name="T9">l sottoscritto difensore dichiara che il valore del presente procedimento è di € 6.544,00, e che è dovuto il versamento del contributo unificato di € 118,50.</text:span></text:p>
      <text:p text:style-name="P25">Piacenza, lì 24.04.2018</text:p>
      <text:p text:style-name="P20"><text:span text:style-name="T9"><text:tab/><text:tab/><text:tab/><text:tab/><text:tab/></text:span><text:span text:style-name="T8">Avv. Giovanna Turchio</text:span></text:p>
      <text:p text:style-name="P6"><text:a xlink:type="simple" xlink:href="mailto:turchio.giovanna@ordineavvocatipc.it" text:style-name="Internet_20_link" text:visited-style-name="Visited_20_Internet_20_Link"><text:span text:style-name="T2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e_20__28_Web_29_" style:display-name="Normale (Web)" style:family="paragraph" style:parent-style-name="Standard">
      <style:paragraph-properties fo:margin-top="0.494cm" fo:margin-bottom="0.494cm" loext:contextual-spacing="false"/>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color="#000000" style:text-outline="false" style:font-name="Times New Roman" fo:font-size="11pt" fo:font-style="italic" fo:text-shadow="1pt 1pt" fo:font-weight="bold" style:font-size-asian="11pt" style:font-style-asian="italic" style:font-weight-asian="bold" style:font-size-complex="11pt" style:font-style-complex="italic" style:font-weight-complex="bold"/>
    </style:style>
    <style:style style:name="MP2" style:family="paragraph" style:parent-style-name="Footer">
      <style:paragraph-properties fo:margin-left="5.08cm" fo:margin-right="0cm" fo:text-align="center" style:justify-single-word="false" fo:text-indent="0cm" style:auto-text-indent="false"/>
      <style:text-properties fo:font-style="italic" fo:font-weight="bold" officeooo:rsid="000bdffd" officeooo:paragraph-rsid="004fd1b8" style:font-style-asian="italic" style:font-weight-asian="bold" style:font-style-complex="italic" style:font-weight-complex="bold"/>
    </style:style>
    <style:style style:name="MP3" style:family="paragraph" style:parent-style-name="Footer">
      <style:paragraph-properties fo:margin-left="0cm" fo:margin-right="0cm" fo:text-align="center" style:justify-single-word="false" fo:text-indent="0cm" style:auto-text-indent="false"/>
      <style:text-properties fo:font-style="italic" fo:font-weight="bold" officeooo:rsid="000bdffd" officeooo:paragraph-rsid="004fd1b8" style:font-style-asian="italic" style:font-weight-asian="bold" style:font-style-complex="italic" style:font-weight-complex="bold"/>
    </style:style>
    <style:style style:name="MP4" style:family="paragraph" style:parent-style-name="Footer">
      <style:paragraph-properties fo:margin-left="1.27cm" fo:margin-right="0cm" fo:text-align="center" style:justify-single-word="false" fo:text-indent="0cm" style:auto-text-indent="false"/>
      <style:text-properties fo:font-style="italic" fo:font-weight="bold" officeooo:rsid="000bdffd" officeooo:paragraph-rsid="004fd1b8" style:font-style-asian="italic" style:font-weight-asian="bold" style:font-style-complex="italic" style:font-weight-complex="bold"/>
    </style:style>
    <style:style style:name="MP5" style:family="paragraph" style:parent-style-name="Footer">
      <style:paragraph-properties fo:margin-left="1.27cm" fo:margin-right="0cm" fo:text-align="center" style:justify-single-word="false" fo:text-indent="0cm" style:auto-text-indent="false"/>
      <style:text-properties fo:font-style="italic" fo:font-weight="bold" officeooo:rsid="004fd1b8" officeooo:paragraph-rsid="004fd1b8" style:font-style-asian="italic" style:font-weight-asian="bold" style:font-style-complex="italic" style:font-weight-complex="bold"/>
    </style:style>
    <style:style style:name="MP6" style:family="paragraph" style:parent-style-name="Footer" style:list-style-name="ML1">
      <style:paragraph-properties fo:text-align="center" style:justify-single-word="false"/>
      <style:text-properties fo:font-style="italic" fo:font-weight="bold" officeooo:rsid="004fd1b8" officeooo:paragraph-rsid="004fd1b8" style:font-style-asian="italic" style:font-weight-asian="bold" style:font-style-complex="italic" style:font-weight-complex="bold"/>
    </style:style>
    <style:style style:name="MT1" style:family="text">
      <style:text-properties officeooo:rsid="003aa58c"/>
    </style:style>
    <style:style style:name="MT2" style:family="text">
      <style:text-properties officeooo:rsid="004fd1b8"/>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vv. Giovanna Turchio</text:p>
      </style:header>
    </style:master-page>
    <style:master-page style:name="HTML" style:page-layout-name="Mpm2"/>
    <style:master-page style:name="First_20_Page" style:display-name="First Page" style:page-layout-name="Mpm3" style:next-style-name="Standard">
      <style:header>
        <text:p text:style-name="Header"><draw:frame draw:style-name="Mfr1" draw:name="immagini3" text:anchor-type="paragraph" svg:x="-0.9cm" svg:y="-1.058cm" svg:width="9.895cm" svg:height="3.995cm" draw:z-index="0"><draw:image xlink:href="Pictures/20000007000026A800000F9C0D474EA10158277A.svm" xlink:type="simple" xlink:show="embed" xlink:actuate="onLoad" loext:mime-type="image/x-vclgraphic"/><draw:image xlink:href="Pictures/1000020000000176000000978D56289F13F5B420.png" xlink:type="simple" xlink:show="embed" xlink:actuate="onLoad"/></draw:frame></text:p>
        <text:p text:style-name="Header"/>
        <text:p text:style-name="Header"/>
      </style:header>
      <style:footer>
        <text:p text:style-name="MP2"><text:span text:style-name="MT1">V</text:span>ia <text:span text:style-name="MT2">Genocchi 16</text:span> <text:s text:c="44"/></text:p>
        <text:p text:style-name="MP3">29<text:span text:style-name="MT2">121 Piacenza</text:span></text:p>
        <text:p text:style-name="MP2">tel/fax 0523 <text:span text:style-name="MT2">1991294</text:span> <text:s text:c="43"/></text:p>
        <text:p text:style-name="MP4"><text:a xlink:type="simple" xlink:href="mailto:turchio.giovanna@ordineavvocatipc.it" text:style-name="Internet_20_link" text:visited-style-name="Visited_20_Internet_20_Link">turchio.giovanna@ordineavvocatipc.it</text:a></text:p>
        <text:p text:style-name="MP5"><text:a xlink:type="simple" xlink:href="mailto:turchio.giovanna@gmail.com" text:style-name="Internet_20_link" text:visited-style-name="Visited_20_Internet_20_Link">turchio.giovanna@gmail.com</text:a> </text:p>
        <text:list xml:id="list2455779203" text:style-name="ML1">
          <text:list-header>
            <text:p text:style-name="MP6"><text:page-number text:select-page="current">1</text:page-number></text:p>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6:24:20.646000000</meta:creation-date>
    <meta:editing-duration>PT3H11M22S</meta:editing-duration>
    <meta:editing-cycles>8</meta:editing-cycles>
    <meta:generator>LibreOffice/6.0.2.1$Windows_X86_64 LibreOffice_project/f7f06a8f319e4b62f9bc5095aa112a65d2f3ac89</meta:generator>
    <dc:title>autocertificazione iscrizione elenco avvocati gratuito patrocinio</dc:title>
    <dc:date>2018-04-24T20:36:03.822000000</dc:date>
    <meta:document-statistic meta:table-count="0" meta:image-count="1" meta:object-count="0" meta:page-count="4" meta:paragraph-count="41" meta:word-count="788" meta:character-count="5317" meta:non-whitespace-character-count="4447"/>
    <meta:template xlink:type="simple" xlink:actuate="onRequest" xlink:title="autocertificazione iscrizione elenco avvocati gratuito patrocinio" xlink:href="../../../AppData/Roaming/LibreOffice/4/user/template/autocertificazione%20iscrizione%20elenco%20avvocati%20gratuito%20patrocinio.ott" meta:date="2018-03-07T16:24:19.917000000"/>
  </office:meta>
</office:document-meta>
</file>